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.371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42.157cm" svg:height="23.851cm" svg:x="7.937cm" svg:y="0.123cm">
            <draw:object draw:notify-on-update-of-ranges="results.A1:results.A61 results.B1:results.B61 results.A1:results.A61 results.C1:results.C61 results.A1:results.A61 results.D1:results.D61 results.A1:results.A61 results.E1:results.E61 results.A1:results.A61 results.F1:results.F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9994" calcext:value-type="float">
            <text:p>0,99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94" calcext:value-type="float">
            <text:p>0,9994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88" calcext:value-type="float">
            <text:p>0,9988</text:p>
          </table:table-cell>
          <table:table-cell table:number-columns-repeated="3" office:value-type="float" office:value="0.9975" calcext:value-type="float">
            <text:p>0,9975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9944" calcext:value-type="float">
            <text:p>0,9944</text:p>
          </table:table-cell>
          <table:table-cell office:value-type="float" office:value="0.9963" calcext:value-type="float">
            <text:p>0,9963</text:p>
          </table:table-cell>
          <table:table-cell table:number-columns-repeated="3" office:value-type="float" office:value="0.9944" calcext:value-type="float">
            <text:p>0,9944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99" calcext:value-type="float">
            <text:p>0,99</text:p>
          </table:table-cell>
          <table:table-cell office:value-type="float" office:value="0.9925" calcext:value-type="float">
            <text:p>0,9925</text:p>
          </table:table-cell>
          <table:table-cell table:number-columns-repeated="3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9845" calcext:value-type="float">
            <text:p>0,9845</text:p>
          </table:table-cell>
          <table:table-cell office:value-type="float" office:value="0.9876" calcext:value-type="float">
            <text:p>0,9876</text:p>
          </table:table-cell>
          <table:table-cell table:number-columns-repeated="3" office:value-type="float" office:value="0.9845" calcext:value-type="float">
            <text:p>0,9845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9778" calcext:value-type="float">
            <text:p>0,9778</text:p>
          </table:table-cell>
          <table:table-cell office:value-type="float" office:value="0.9814" calcext:value-type="float">
            <text:p>0,9814</text:p>
          </table:table-cell>
          <table:table-cell table:number-columns-repeated="3" office:value-type="float" office:value="0.9778" calcext:value-type="float">
            <text:p>0,9778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9698" calcext:value-type="float">
            <text:p>0,9698</text:p>
          </table:table-cell>
          <table:table-cell office:value-type="float" office:value="0.974" calcext:value-type="float">
            <text:p>0,974</text:p>
          </table:table-cell>
          <table:table-cell table:number-columns-repeated="3" office:value-type="float" office:value="0.9698" calcext:value-type="float">
            <text:p>0,9698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9608" calcext:value-type="float">
            <text:p>0,9608</text:p>
          </table:table-cell>
          <table:table-cell office:value-type="float" office:value="0.9655" calcext:value-type="float">
            <text:p>0,9655</text:p>
          </table:table-cell>
          <table:table-cell table:number-columns-repeated="3" office:value-type="float" office:value="0.9608" calcext:value-type="float">
            <text:p>0,9608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9506" calcext:value-type="float">
            <text:p>0,9506</text:p>
          </table:table-cell>
          <table:table-cell office:value-type="float" office:value="0.9558" calcext:value-type="float">
            <text:p>0,9558</text:p>
          </table:table-cell>
          <table:table-cell table:number-columns-repeated="3" office:value-type="float" office:value="0.9506" calcext:value-type="float">
            <text:p>0,950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9394" calcext:value-type="float">
            <text:p>0,9394</text:p>
          </table:table-cell>
          <table:table-cell office:value-type="float" office:value="0.9451" calcext:value-type="float">
            <text:p>0,9451</text:p>
          </table:table-cell>
          <table:table-cell table:number-columns-repeated="3" office:value-type="float" office:value="0.9394" calcext:value-type="float">
            <text:p>0,9394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9272" calcext:value-type="float">
            <text:p>0,9272</text:p>
          </table:table-cell>
          <table:table-cell office:value-type="float" office:value="0.9333" calcext:value-type="float">
            <text:p>0,9333</text:p>
          </table:table-cell>
          <table:table-cell table:number-columns-repeated="3" office:value-type="float" office:value="0.9272" calcext:value-type="float">
            <text:p>0,927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9139" calcext:value-type="float">
            <text:p>0,9139</text:p>
          </table:table-cell>
          <table:table-cell office:value-type="float" office:value="0.9204" calcext:value-type="float">
            <text:p>0,9204</text:p>
          </table:table-cell>
          <table:table-cell table:number-columns-repeated="3" office:value-type="float" office:value="0.9139" calcext:value-type="float">
            <text:p>0,9139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8998" calcext:value-type="float">
            <text:p>0,8998</text:p>
          </table:table-cell>
          <table:table-cell office:value-type="float" office:value="0.9066" calcext:value-type="float">
            <text:p>0,9066</text:p>
          </table:table-cell>
          <table:table-cell table:number-columns-repeated="3" office:value-type="float" office:value="0.8998" calcext:value-type="float">
            <text:p>0,8998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8847" calcext:value-type="float">
            <text:p>0,8847</text:p>
          </table:table-cell>
          <table:table-cell office:value-type="float" office:value="0.8919" calcext:value-type="float">
            <text:p>0,8919</text:p>
          </table:table-cell>
          <table:table-cell table:number-columns-repeated="3" office:value-type="float" office:value="0.8847" calcext:value-type="float">
            <text:p>0,8847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763" calcext:value-type="float">
            <text:p>0,8763</text:p>
          </table:table-cell>
          <table:table-cell table:number-columns-repeated="3" office:value-type="float" office:value="0.8688" calcext:value-type="float">
            <text:p>0,8688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8521" calcext:value-type="float">
            <text:p>0,8521</text:p>
          </table:table-cell>
          <table:table-cell office:value-type="float" office:value="0.8599" calcext:value-type="float">
            <text:p>0,8599</text:p>
          </table:table-cell>
          <table:table-cell table:number-columns-repeated="3" office:value-type="float" office:value="0.8521" calcext:value-type="float">
            <text:p>0,8521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8347" calcext:value-type="float">
            <text:p>0,8347</text:p>
          </table:table-cell>
          <table:table-cell office:value-type="float" office:value="0.8427" calcext:value-type="float">
            <text:p>0,8427</text:p>
          </table:table-cell>
          <table:table-cell office:value-type="float" office:value="0.8348" calcext:value-type="float">
            <text:p>0,8348</text:p>
          </table:table-cell>
          <table:table-cell table:number-columns-repeated="2" office:value-type="float" office:value="0.8347" calcext:value-type="float">
            <text:p>0,8347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8167" calcext:value-type="float">
            <text:p>0,8167</text:p>
          </table:table-cell>
          <table:table-cell office:value-type="float" office:value="0.8248" calcext:value-type="float">
            <text:p>0,8248</text:p>
          </table:table-cell>
          <table:table-cell table:number-columns-repeated="3" office:value-type="float" office:value="0.8167" calcext:value-type="float">
            <text:p>0,8167</text:p>
          </table:table-cell>
          <table:table-cell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798" calcext:value-type="float">
            <text:p>0,798</text:p>
          </table:table-cell>
          <table:table-cell office:value-type="float" office:value="0.8062" calcext:value-type="float">
            <text:p>0,8062</text:p>
          </table:table-cell>
          <table:table-cell table:number-columns-repeated="3" office:value-type="float" office:value="0.798" calcext:value-type="float">
            <text:p>0,79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88" calcext:value-type="float">
            <text:p>0,7788</text:p>
          </table:table-cell>
          <table:table-cell office:value-type="float" office:value="0.7871" calcext:value-type="float">
            <text:p>0,7871</text:p>
          </table:table-cell>
          <table:table-cell table:number-columns-repeated="3" office:value-type="float" office:value="0.7788" calcext:value-type="float">
            <text:p>0,7788</text:p>
          </table:table-cell>
          <table:table-cell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7591" calcext:value-type="float">
            <text:p>0,7591</text:p>
          </table:table-cell>
          <table:table-cell office:value-type="float" office:value="0.7674" calcext:value-type="float">
            <text:p>0,7674</text:p>
          </table:table-cell>
          <table:table-cell table:number-columns-repeated="3" office:value-type="float" office:value="0.7591" calcext:value-type="float">
            <text:p>0,7591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739" calcext:value-type="float">
            <text:p>0,739</text:p>
          </table:table-cell>
          <table:table-cell office:value-type="float" office:value="0.7472" calcext:value-type="float">
            <text:p>0,7472</text:p>
          </table:table-cell>
          <table:table-cell table:number-columns-repeated="3" office:value-type="float" office:value="0.739" calcext:value-type="float">
            <text:p>0,739</text:p>
          </table:table-cell>
          <table:table-cell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7185" calcext:value-type="float">
            <text:p>0,7185</text:p>
          </table:table-cell>
          <table:table-cell office:value-type="float" office:value="0.7267" calcext:value-type="float">
            <text:p>0,7267</text:p>
          </table:table-cell>
          <table:table-cell table:number-columns-repeated="3" office:value-type="float" office:value="0.7185" calcext:value-type="float">
            <text:p>0,7185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6977" calcext:value-type="float">
            <text:p>0,6977</text:p>
          </table:table-cell>
          <table:table-cell office:value-type="float" office:value="0.7058" calcext:value-type="float">
            <text:p>0,7058</text:p>
          </table:table-cell>
          <table:table-cell table:number-columns-repeated="3" office:value-type="float" office:value="0.6977" calcext:value-type="float">
            <text:p>0,6977</text:p>
          </table:table-cell>
          <table:table-cell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6766" calcext:value-type="float">
            <text:p>0,6766</text:p>
          </table:table-cell>
          <table:table-cell office:value-type="float" office:value="0.6846" calcext:value-type="float">
            <text:p>0,6846</text:p>
          </table:table-cell>
          <table:table-cell office:value-type="float" office:value="0.6767" calcext:value-type="float">
            <text:p>0,6767</text:p>
          </table:table-cell>
          <table:table-cell table:number-columns-repeated="2" office:value-type="float" office:value="0.6766" calcext:value-type="float">
            <text:p>0,6766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6554" calcext:value-type="float">
            <text:p>0,6554</text:p>
          </table:table-cell>
          <table:table-cell office:value-type="float" office:value="0.6632" calcext:value-type="float">
            <text:p>0,6632</text:p>
          </table:table-cell>
          <table:table-cell table:number-columns-repeated="3" office:value-type="float" office:value="0.6554" calcext:value-type="float">
            <text:p>0,6554</text:p>
          </table:table-cell>
          <table:table-cell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6341" calcext:value-type="float">
            <text:p>0,6341</text:p>
          </table:table-cell>
          <table:table-cell office:value-type="float" office:value="0.6417" calcext:value-type="float">
            <text:p>0,6417</text:p>
          </table:table-cell>
          <table:table-cell table:number-columns-repeated="3" office:value-type="float" office:value="0.6341" calcext:value-type="float">
            <text:p>0,6341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6126" calcext:value-type="float">
            <text:p>0,6126</text:p>
          </table:table-cell>
          <table:table-cell office:value-type="float" office:value="0.62" calcext:value-type="float">
            <text:p>0,62</text:p>
          </table:table-cell>
          <table:table-cell office:value-type="float" office:value="0.6127" calcext:value-type="float">
            <text:p>0,6127</text:p>
          </table:table-cell>
          <table:table-cell table:number-columns-repeated="2" office:value-type="float" office:value="0.6126" calcext:value-type="float">
            <text:p>0,6126</text:p>
          </table:table-cell>
          <table:table-cell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5912" calcext:value-type="float">
            <text:p>0,5912</text:p>
          </table:table-cell>
          <table:table-cell office:value-type="float" office:value="0.5983" calcext:value-type="float">
            <text:p>0,5983</text:p>
          </table:table-cell>
          <table:table-cell table:number-columns-repeated="3" office:value-type="float" office:value="0.5912" calcext:value-type="float">
            <text:p>0,5912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5698" calcext:value-type="float">
            <text:p>0,5698</text:p>
          </table:table-cell>
          <table:table-cell office:value-type="float" office:value="0.5766" calcext:value-type="float">
            <text:p>0,5766</text:p>
          </table:table-cell>
          <table:table-cell table:number-columns-repeated="3" office:value-type="float" office:value="0.5698" calcext:value-type="float">
            <text:p>0,5698</text:p>
          </table:table-cell>
          <table:table-cell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5485" calcext:value-type="float">
            <text:p>0,5485</text:p>
          </table:table-cell>
          <table:table-cell office:value-type="float" office:value="0.555" calcext:value-type="float">
            <text:p>0,555</text:p>
          </table:table-cell>
          <table:table-cell table:number-columns-repeated="3" office:value-type="float" office:value="0.5485" calcext:value-type="float">
            <text:p>0,5485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5273" calcext:value-type="float">
            <text:p>0,5273</text:p>
          </table:table-cell>
          <table:table-cell office:value-type="float" office:value="0.5335" calcext:value-type="float">
            <text:p>0,5335</text:p>
          </table:table-cell>
          <table:table-cell table:number-columns-repeated="3" office:value-type="float" office:value="0.5273" calcext:value-type="float">
            <text:p>0,5273</text:p>
          </table:table-cell>
          <table:table-cell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5063" calcext:value-type="float">
            <text:p>0,5063</text:p>
          </table:table-cell>
          <table:table-cell office:value-type="float" office:value="0.5122" calcext:value-type="float">
            <text:p>0,5122</text:p>
          </table:table-cell>
          <table:table-cell table:number-columns-repeated="3" office:value-type="float" office:value="0.5063" calcext:value-type="float">
            <text:p>0,5063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4855" calcext:value-type="float">
            <text:p>0,4855</text:p>
          </table:table-cell>
          <table:table-cell office:value-type="float" office:value="0.491" calcext:value-type="float">
            <text:p>0,491</text:p>
          </table:table-cell>
          <table:table-cell office:value-type="float" office:value="0.4856" calcext:value-type="float">
            <text:p>0,4856</text:p>
          </table:table-cell>
          <table:table-cell table:number-columns-repeated="2" office:value-type="float" office:value="0.4855" calcext:value-type="float">
            <text:p>0,4855</text:p>
          </table:table-cell>
          <table:table-cell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465" calcext:value-type="float">
            <text:p>0,465</text:p>
          </table:table-cell>
          <table:table-cell office:value-type="float" office:value="0.4702" calcext:value-type="float">
            <text:p>0,4702</text:p>
          </table:table-cell>
          <table:table-cell office:value-type="float" office:value="0.4651" calcext:value-type="float">
            <text:p>0,4651</text:p>
          </table:table-cell>
          <table:table-cell table:number-columns-repeated="2" office:value-type="float" office:value="0.465" calcext:value-type="float">
            <text:p>0,465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4449" calcext:value-type="float">
            <text:p>0,4449</text:p>
          </table:table-cell>
          <table:table-cell office:value-type="float" office:value="0.4496" calcext:value-type="float">
            <text:p>0,4496</text:p>
          </table:table-cell>
          <table:table-cell table:number-columns-repeated="3" office:value-type="float" office:value="0.4449" calcext:value-type="float">
            <text:p>0,4449</text:p>
          </table:table-cell>
          <table:table-cell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425" calcext:value-type="float">
            <text:p>0,425</text:p>
          </table:table-cell>
          <table:table-cell office:value-type="float" office:value="0.4294" calcext:value-type="float">
            <text:p>0,4294</text:p>
          </table:table-cell>
          <table:table-cell office:value-type="float" office:value="0.4251" calcext:value-type="float">
            <text:p>0,4251</text:p>
          </table:table-cell>
          <table:table-cell table:number-columns-repeated="2" office:value-type="float" office:value="0.425" calcext:value-type="float">
            <text:p>0,425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4056" calcext:value-type="float">
            <text:p>0,4056</text:p>
          </table:table-cell>
          <table:table-cell office:value-type="float" office:value="0.4095" calcext:value-type="float">
            <text:p>0,4095</text:p>
          </table:table-cell>
          <table:table-cell table:number-columns-repeated="3" office:value-type="float" office:value="0.4056" calcext:value-type="float">
            <text:p>0,4056</text:p>
          </table:table-cell>
          <table:table-cell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3865" calcext:value-type="float">
            <text:p>0,3865</text:p>
          </table:table-cell>
          <table:table-cell office:value-type="float" office:value="0.3901" calcext:value-type="float">
            <text:p>0,3901</text:p>
          </table:table-cell>
          <table:table-cell office:value-type="float" office:value="0.3866" calcext:value-type="float">
            <text:p>0,3866</text:p>
          </table:table-cell>
          <table:table-cell table:number-columns-repeated="2" office:value-type="float" office:value="0.3865" calcext:value-type="float">
            <text:p>0,386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79" calcext:value-type="float">
            <text:p>0,3679</text:p>
          </table:table-cell>
          <table:table-cell office:value-type="float" office:value="0.371" calcext:value-type="float">
            <text:p>0,371</text:p>
          </table:table-cell>
          <table:table-cell office:value-type="float" office:value="0.368" calcext:value-type="float">
            <text:p>0,368</text:p>
          </table:table-cell>
          <table:table-cell table:number-columns-repeated="2" office:value-type="float" office:value="0.3679" calcext:value-type="float">
            <text:p>0,3679</text:p>
          </table:table-cell>
          <table:table-cell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3497" calcext:value-type="float">
            <text:p>0,3497</text:p>
          </table:table-cell>
          <table:table-cell office:value-type="float" office:value="0.3525" calcext:value-type="float">
            <text:p>0,3525</text:p>
          </table:table-cell>
          <table:table-cell office:value-type="float" office:value="0.3498" calcext:value-type="float">
            <text:p>0,3498</text:p>
          </table:table-cell>
          <table:table-cell table:number-columns-repeated="2" office:value-type="float" office:value="0.3497" calcext:value-type="float">
            <text:p>0,3497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332" calcext:value-type="float">
            <text:p>0,332</text:p>
          </table:table-cell>
          <table:table-cell office:value-type="float" office:value="0.3344" calcext:value-type="float">
            <text:p>0,3344</text:p>
          </table:table-cell>
          <table:table-cell office:value-type="float" office:value="0.3321" calcext:value-type="float">
            <text:p>0,3321</text:p>
          </table:table-cell>
          <table:table-cell table:number-columns-repeated="2" office:value-type="float" office:value="0.332" calcext:value-type="float">
            <text:p>0,332</text:p>
          </table:table-cell>
          <table:table-cell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3149" calcext:value-type="float">
            <text:p>0,3149</text:p>
          </table:table-cell>
          <table:table-cell office:value-type="float" office:value="0.3169" calcext:value-type="float">
            <text:p>0,3169</text:p>
          </table:table-cell>
          <table:table-cell table:number-columns-repeated="3" office:value-type="float" office:value="0.3149" calcext:value-type="float">
            <text:p>0,3149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2982" calcext:value-type="float">
            <text:p>0,2982</text:p>
          </table:table-cell>
          <table:table-cell office:value-type="float" office:value="0.2998" calcext:value-type="float">
            <text:p>0,2998</text:p>
          </table:table-cell>
          <table:table-cell office:value-type="float" office:value="0.2983" calcext:value-type="float">
            <text:p>0,2983</text:p>
          </table:table-cell>
          <table:table-cell table:number-columns-repeated="2" office:value-type="float" office:value="0.2982" calcext:value-type="float">
            <text:p>0,2982</text:p>
          </table:table-cell>
          <table:table-cell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2821" calcext:value-type="float">
            <text:p>0,2821</text:p>
          </table:table-cell>
          <table:table-cell office:value-type="float" office:value="0.2833" calcext:value-type="float">
            <text:p>0,2833</text:p>
          </table:table-cell>
          <table:table-cell office:value-type="float" office:value="0.2822" calcext:value-type="float">
            <text:p>0,2822</text:p>
          </table:table-cell>
          <table:table-cell table:number-columns-repeated="2" office:value-type="float" office:value="0.2821" calcext:value-type="float">
            <text:p>0,2821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2665" calcext:value-type="float">
            <text:p>0,2665</text:p>
          </table:table-cell>
          <table:table-cell office:value-type="float" office:value="0.2674" calcext:value-type="float">
            <text:p>0,2674</text:p>
          </table:table-cell>
          <table:table-cell office:value-type="float" office:value="0.2666" calcext:value-type="float">
            <text:p>0,2666</text:p>
          </table:table-cell>
          <table:table-cell table:number-columns-repeated="2" office:value-type="float" office:value="0.2665" calcext:value-type="float">
            <text:p>0,2665</text:p>
          </table:table-cell>
          <table:table-cell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2514" calcext:value-type="float">
            <text:p>0,2514</text:p>
          </table:table-cell>
          <table:table-cell office:value-type="float" office:value="0.252" calcext:value-type="float">
            <text:p>0,252</text:p>
          </table:table-cell>
          <table:table-cell office:value-type="float" office:value="0.2515" calcext:value-type="float">
            <text:p>0,2515</text:p>
          </table:table-cell>
          <table:table-cell table:number-columns-repeated="2" office:value-type="float" office:value="0.2514" calcext:value-type="float">
            <text:p>0,2514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2369" calcext:value-type="float">
            <text:p>0,2369</text:p>
          </table:table-cell>
          <table:table-cell office:value-type="float" office:value="0.2372" calcext:value-type="float">
            <text:p>0,2372</text:p>
          </table:table-cell>
          <table:table-cell office:value-type="float" office:value="0.237" calcext:value-type="float">
            <text:p>0,237</text:p>
          </table:table-cell>
          <table:table-cell table:number-columns-repeated="2" office:value-type="float" office:value="0.2369" calcext:value-type="float">
            <text:p>0,2369</text:p>
          </table:table-cell>
          <table:table-cell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 table:number-columns-repeated="2" office:value-type="float" office:value="0.223" calcext:value-type="float">
            <text:p>0,223</text:p>
          </table:table-cell>
          <table:table-cell office:value-type="float" office:value="0.2231" calcext:value-type="float">
            <text:p>0,2231</text:p>
          </table:table-cell>
          <table:table-cell table:number-columns-repeated="2" office:value-type="float" office:value="0.223" calcext:value-type="float">
            <text:p>0,223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2096" calcext:value-type="float">
            <text:p>0,2096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2097" calcext:value-type="float">
            <text:p>0,2097</text:p>
          </table:table-cell>
          <table:table-cell table:number-columns-repeated="2" office:value-type="float" office:value="0.2096" calcext:value-type="float">
            <text:p>0,2096</text:p>
          </table:table-cell>
          <table:table-cell table:number-columns-repeated="2"/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0.1968" calcext:value-type="float">
            <text:p>0,1968</text:p>
          </table:table-cell>
          <table:table-cell office:value-type="float" office:value="0.1962" calcext:value-type="float">
            <text:p>0,1962</text:p>
          </table:table-cell>
          <table:table-cell office:value-type="float" office:value="0.1969" calcext:value-type="float">
            <text:p>0,1969</text:p>
          </table:table-cell>
          <table:table-cell table:number-columns-repeated="2" office:value-type="float" office:value="0.1968" calcext:value-type="float">
            <text:p>0,1968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1845" calcext:value-type="float">
            <text:p>0,1845</text:p>
          </table:table-cell>
          <table:table-cell office:value-type="float" office:value="0.1837" calcext:value-type="float">
            <text:p>0,1837</text:p>
          </table:table-cell>
          <table:table-cell office:value-type="float" office:value="0.1846" calcext:value-type="float">
            <text:p>0,1846</text:p>
          </table:table-cell>
          <table:table-cell table:number-columns-repeated="2" office:value-type="float" office:value="0.1845" calcext:value-type="float">
            <text:p>0,1845</text:p>
          </table:table-cell>
          <table:table-cell table:number-columns-repeated="2"/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0.1728" calcext:value-type="float">
            <text:p>0,1728</text:p>
          </table:table-cell>
          <table:table-cell office:value-type="float" office:value="0.1718" calcext:value-type="float">
            <text:p>0,1718</text:p>
          </table:table-cell>
          <table:table-cell office:value-type="float" office:value="0.1729" calcext:value-type="float">
            <text:p>0,1729</text:p>
          </table:table-cell>
          <table:table-cell table:number-columns-repeated="2" office:value-type="float" office:value="0.1728" calcext:value-type="float">
            <text:p>0,1728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1616" calcext:value-type="float">
            <text:p>0,1616</text:p>
          </table:table-cell>
          <table:table-cell office:value-type="float" office:value="0.1604" calcext:value-type="float">
            <text:p>0,1604</text:p>
          </table:table-cell>
          <table:table-cell office:value-type="float" office:value="0.1617" calcext:value-type="float">
            <text:p>0,1617</text:p>
          </table:table-cell>
          <table:table-cell table:number-columns-repeated="2" office:value-type="float" office:value="0.1616" calcext:value-type="float">
            <text:p>0,1616</text:p>
          </table:table-cell>
          <table:table-cell table:number-columns-repeated="2"/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.151" calcext:value-type="float">
            <text:p>0,151</text:p>
          </table:table-cell>
          <table:table-cell office:value-type="float" office:value="0.1496" calcext:value-type="float">
            <text:p>0,1496</text:p>
          </table:table-cell>
          <table:table-cell office:value-type="float" office:value="0.1511" calcext:value-type="float">
            <text:p>0,1511</text:p>
          </table:table-cell>
          <table:table-cell table:number-columns-repeated="2" office:value-type="float" office:value="0.151" calcext:value-type="float">
            <text:p>0,151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1409" calcext:value-type="float">
            <text:p>0,1409</text:p>
          </table:table-cell>
          <table:table-cell office:value-type="float" office:value="0.1393" calcext:value-type="float">
            <text:p>0,1393</text:p>
          </table:table-cell>
          <table:table-cell office:value-type="float" office:value="0.141" calcext:value-type="float">
            <text:p>0,141</text:p>
          </table:table-cell>
          <table:table-cell table:number-columns-repeated="2" office:value-type="float" office:value="0.1409" calcext:value-type="float">
            <text:p>0,1409</text:p>
          </table:table-cell>
          <table:table-cell table:number-columns-repeated="2"/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0.1313" calcext:value-type="float">
            <text:p>0,1313</text:p>
          </table:table-cell>
          <table:table-cell office:value-type="float" office:value="0.1295" calcext:value-type="float">
            <text:p>0,1295</text:p>
          </table:table-cell>
          <table:table-cell office:value-type="float" office:value="0.1314" calcext:value-type="float">
            <text:p>0,1314</text:p>
          </table:table-cell>
          <table:table-cell table:number-columns-repeated="2" office:value-type="float" office:value="0.1313" calcext:value-type="float">
            <text:p>0,1313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.1222" calcext:value-type="float">
            <text:p>0,1222</text:p>
          </table:table-cell>
          <table:table-cell office:value-type="float" office:value="0.1203" calcext:value-type="float">
            <text:p>0,1203</text:p>
          </table:table-cell>
          <table:table-cell office:value-type="float" office:value="0.1223" calcext:value-type="float">
            <text:p>0,1223</text:p>
          </table:table-cell>
          <table:table-cell table:number-columns-repeated="2" office:value-type="float" office:value="0.1222" calcext:value-type="float">
            <text:p>0,1222</text:p>
          </table:table-cell>
          <table:table-cell table:number-columns-repeated="2"/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0.1135" calcext:value-type="float">
            <text:p>0,1135</text:p>
          </table:table-cell>
          <table:table-cell office:value-type="float" office:value="0.1116" calcext:value-type="float">
            <text:p>0,1116</text:p>
          </table:table-cell>
          <table:table-cell office:value-type="float" office:value="0.1137" calcext:value-type="float">
            <text:p>0,1137</text:p>
          </table:table-cell>
          <table:table-cell table:number-columns-repeated="2" office:value-type="float" office:value="0.1135" calcext:value-type="float">
            <text:p>0,11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54" calcext:value-type="float">
            <text:p>0,1054</text:p>
          </table:table-cell>
          <table:table-cell office:value-type="float" office:value="0.1034" calcext:value-type="float">
            <text:p>0,1034</text:p>
          </table:table-cell>
          <table:table-cell office:value-type="float" office:value="0.1055" calcext:value-type="float">
            <text:p>0,1055</text:p>
          </table:table-cell>
          <table:table-cell table:number-columns-repeated="2" office:value-type="float" office:value="0.1054" calcext:value-type="float">
            <text:p>0,10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16T18:15:16.443448100</dc:date>
    <meta:editing-duration>PT1M12S</meta:editing-duration>
    <meta:editing-cycles>2</meta:editing-cycles>
    <meta:generator>LibreOffice/25.8.3.2$Windows_X86_64 LibreOffice_project/8ca8d55c161d602844f5428fa4b58097424e324e</meta:generator>
    <meta:document-statistic meta:table-count="1" meta:cell-count="36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158cm" svg:height="23.852cm" xlink:href=".." xlink:type="simple" chart:class="chart:scatter" chart:style-name="ch1">
        <chart:legend chart:legend-position="end" svg:x="39.38cm" svg:y="10.631cm" style:legend-expansion="high" chart:style-name="ch2"/>
        <chart:plot-area chart:style-name="ch3" svg:x="0.881cm" svg:y="0.598cm" svg:width="37.689cm" svg:height="22.893cm">
          <chart:coordinate-region svg:x="1.61cm" svg:y="0.798cm" svg:width="36.719cm" svg:height="22.0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1:results.B61" chart:class="chart:scatter">
            <chart:domain table:cell-range-address="results.A1:results.A61"/>
            <chart:data-point chart:repeated="61"/>
          </chart:series>
          <chart:series chart:style-name="ch7" chart:values-cell-range-address="results.C1:results.C61" chart:class="chart:scatter">
            <chart:data-point chart:repeated="61"/>
          </chart:series>
          <chart:series chart:style-name="ch8" chart:values-cell-range-address="results.D1:results.D61" chart:class="chart:scatter">
            <chart:data-point chart:repeated="61"/>
          </chart:series>
          <chart:series chart:style-name="ch9" chart:values-cell-range-address="results.E1:results.E61" chart:class="chart:scatter">
            <chart:data-point chart:repeated="61"/>
          </chart:series>
          <chart:series chart:style-name="ch10" chart:values-cell-range-address="results.F1:results.F61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1:results.A61</svg:desc>
                </draw:g>
              </table:table-cell>
              <table:table-cell office:value-type="float" office:value="1">
                <text:p>1</text:p>
                <draw:g>
                  <svg:desc>results.B1:results.B61</svg:desc>
                </draw:g>
              </table:table-cell>
              <table:table-cell office:value-type="float" office:value="1">
                <text:p>1</text:p>
                <draw:g>
                  <svg:desc>results.C1:results.C61</svg:desc>
                </draw:g>
              </table:table-cell>
              <table:table-cell office:value-type="float" office:value="1">
                <text:p>1</text:p>
                <draw:g>
                  <svg:desc>results.D1:results.D61</svg:desc>
                </draw:g>
              </table:table-cell>
              <table:table-cell office:value-type="float" office:value="1">
                <text:p>1</text:p>
                <draw:g>
                  <svg:desc>results.E1:results.E61</svg:desc>
                </draw:g>
              </table:table-cell>
              <table:table-cell office:value-type="float" office:value="1">
                <text:p>1</text:p>
                <draw:g>
                  <svg:desc>results.F1:results.F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9994">
                <text:p>0.9994</text:p>
              </table:table-cell>
              <table:table-cell office:value-type="float" office:value="1">
                <text:p>1</text:p>
              </table:table-cell>
              <table:table-cell office:value-type="float" office:value="0.9994">
                <text:p>0.9994</text:p>
              </table:table-cell>
              <table:table-cell office:value-type="float" office:value="0.9994">
                <text:p>0.9994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9975">
                <text:p>0.9975</text:p>
              </table:table-cell>
              <table:table-cell office:value-type="float" office:value="0.9988">
                <text:p>0.9988</text:p>
              </table:table-cell>
              <table:table-cell office:value-type="float" office:value="0.9975">
                <text:p>0.9975</text:p>
              </table:table-cell>
              <table:table-cell office:value-type="float" office:value="0.9975">
                <text:p>0.9975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9944">
                <text:p>0.9944</text:p>
              </table:table-cell>
              <table:table-cell office:value-type="float" office:value="0.9963">
                <text:p>0.9963</text:p>
              </table:table-cell>
              <table:table-cell office:value-type="float" office:value="0.9944">
                <text:p>0.9944</text:p>
              </table:table-cell>
              <table:table-cell office:value-type="float" office:value="0.9944">
                <text:p>0.9944</text:p>
              </table:table-cell>
              <table:table-cell office:value-type="float" office:value="0.9944">
                <text:p>0.9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99">
                <text:p>0.99</text:p>
              </table:table-cell>
              <table:table-cell office:value-type="float" office:value="0.9925">
                <text:p>0.9925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9845">
                <text:p>0.9845</text:p>
              </table:table-cell>
              <table:table-cell office:value-type="float" office:value="0.9876">
                <text:p>0.9876</text:p>
              </table:table-cell>
              <table:table-cell office:value-type="float" office:value="0.9845">
                <text:p>0.9845</text:p>
              </table:table-cell>
              <table:table-cell office:value-type="float" office:value="0.9845">
                <text:p>0.9845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9778">
                <text:p>0.9778</text:p>
              </table:table-cell>
              <table:table-cell office:value-type="float" office:value="0.9814">
                <text:p>0.9814</text:p>
              </table:table-cell>
              <table:table-cell office:value-type="float" office:value="0.9778">
                <text:p>0.9778</text:p>
              </table:table-cell>
              <table:table-cell office:value-type="float" office:value="0.9778">
                <text:p>0.9778</text:p>
              </table:table-cell>
              <table:table-cell office:value-type="float" office:value="0.9778">
                <text:p>0.9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9698">
                <text:p>0.9698</text:p>
              </table:table-cell>
              <table:table-cell office:value-type="float" office:value="0.974">
                <text:p>0.974</text:p>
              </table:table-cell>
              <table:table-cell office:value-type="float" office:value="0.9698">
                <text:p>0.9698</text:p>
              </table:table-cell>
              <table:table-cell office:value-type="float" office:value="0.9698">
                <text:p>0.9698</text:p>
              </table:table-cell>
              <table:table-cell office:value-type="float" office:value="0.9698">
                <text:p>0.9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9608">
                <text:p>0.9608</text:p>
              </table:table-cell>
              <table:table-cell office:value-type="float" office:value="0.9655">
                <text:p>0.9655</text:p>
              </table:table-cell>
              <table:table-cell office:value-type="float" office:value="0.9608">
                <text:p>0.9608</text:p>
              </table:table-cell>
              <table:table-cell office:value-type="float" office:value="0.9608">
                <text:p>0.9608</text:p>
              </table:table-cell>
              <table:table-cell office:value-type="float" office:value="0.9608">
                <text:p>0.9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9506">
                <text:p>0.9506</text:p>
              </table:table-cell>
              <table:table-cell office:value-type="float" office:value="0.9558">
                <text:p>0.9558</text:p>
              </table:table-cell>
              <table:table-cell office:value-type="float" office:value="0.9506">
                <text:p>0.9506</text:p>
              </table:table-cell>
              <table:table-cell office:value-type="float" office:value="0.9506">
                <text:p>0.9506</text:p>
              </table:table-cell>
              <table:table-cell office:value-type="float" office:value="0.9506">
                <text:p>0.9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9394">
                <text:p>0.9394</text:p>
              </table:table-cell>
              <table:table-cell office:value-type="float" office:value="0.9451">
                <text:p>0.9451</text:p>
              </table:table-cell>
              <table:table-cell office:value-type="float" office:value="0.9394">
                <text:p>0.9394</text:p>
              </table:table-cell>
              <table:table-cell office:value-type="float" office:value="0.9394">
                <text:p>0.9394</text:p>
              </table:table-cell>
              <table:table-cell office:value-type="float" office:value="0.9394">
                <text:p>0.9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9272">
                <text:p>0.9272</text:p>
              </table:table-cell>
              <table:table-cell office:value-type="float" office:value="0.9333">
                <text:p>0.9333</text:p>
              </table:table-cell>
              <table:table-cell office:value-type="float" office:value="0.9272">
                <text:p>0.9272</text:p>
              </table:table-cell>
              <table:table-cell office:value-type="float" office:value="0.9272">
                <text:p>0.9272</text:p>
              </table:table-cell>
              <table:table-cell office:value-type="float" office:value="0.9272">
                <text:p>0.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9139">
                <text:p>0.9139</text:p>
              </table:table-cell>
              <table:table-cell office:value-type="float" office:value="0.9204">
                <text:p>0.9204</text:p>
              </table:table-cell>
              <table:table-cell office:value-type="float" office:value="0.9139">
                <text:p>0.9139</text:p>
              </table:table-cell>
              <table:table-cell office:value-type="float" office:value="0.9139">
                <text:p>0.9139</text:p>
              </table:table-cell>
              <table:table-cell office:value-type="float" office:value="0.9139">
                <text:p>0.9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8998">
                <text:p>0.8998</text:p>
              </table:table-cell>
              <table:table-cell office:value-type="float" office:value="0.9066">
                <text:p>0.9066</text:p>
              </table:table-cell>
              <table:table-cell office:value-type="float" office:value="0.8998">
                <text:p>0.8998</text:p>
              </table:table-cell>
              <table:table-cell office:value-type="float" office:value="0.8998">
                <text:p>0.8998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8847">
                <text:p>0.8847</text:p>
              </table:table-cell>
              <table:table-cell office:value-type="float" office:value="0.8919">
                <text:p>0.8919</text:p>
              </table:table-cell>
              <table:table-cell office:value-type="float" office:value="0.8847">
                <text:p>0.8847</text:p>
              </table:table-cell>
              <table:table-cell office:value-type="float" office:value="0.8847">
                <text:p>0.8847</text:p>
              </table:table-cell>
              <table:table-cell office:value-type="float" office:value="0.8847">
                <text:p>0.8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8688">
                <text:p>0.8688</text:p>
              </table:table-cell>
              <table:table-cell office:value-type="float" office:value="0.8763">
                <text:p>0.8763</text:p>
              </table:table-cell>
              <table:table-cell office:value-type="float" office:value="0.8688">
                <text:p>0.8688</text:p>
              </table:table-cell>
              <table:table-cell office:value-type="float" office:value="0.8688">
                <text:p>0.8688</text:p>
              </table:table-cell>
              <table:table-cell office:value-type="float" office:value="0.8688">
                <text:p>0.8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8521">
                <text:p>0.8521</text:p>
              </table:table-cell>
              <table:table-cell office:value-type="float" office:value="0.8599">
                <text:p>0.8599</text:p>
              </table:table-cell>
              <table:table-cell office:value-type="float" office:value="0.8521">
                <text:p>0.8521</text:p>
              </table:table-cell>
              <table:table-cell office:value-type="float" office:value="0.8521">
                <text:p>0.8521</text:p>
              </table:table-cell>
              <table:table-cell office:value-type="float" office:value="0.8521">
                <text:p>0.8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8347">
                <text:p>0.8347</text:p>
              </table:table-cell>
              <table:table-cell office:value-type="float" office:value="0.8427">
                <text:p>0.8427</text:p>
              </table:table-cell>
              <table:table-cell office:value-type="float" office:value="0.8348">
                <text:p>0.8348</text:p>
              </table:table-cell>
              <table:table-cell office:value-type="float" office:value="0.8347">
                <text:p>0.8347</text:p>
              </table:table-cell>
              <table:table-cell office:value-type="float" office:value="0.8347">
                <text:p>0.83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8167">
                <text:p>0.8167</text:p>
              </table:table-cell>
              <table:table-cell office:value-type="float" office:value="0.8248">
                <text:p>0.8248</text:p>
              </table:table-cell>
              <table:table-cell office:value-type="float" office:value="0.8167">
                <text:p>0.8167</text:p>
              </table:table-cell>
              <table:table-cell office:value-type="float" office:value="0.8167">
                <text:p>0.8167</text:p>
              </table:table-cell>
              <table:table-cell office:value-type="float" office:value="0.8167">
                <text:p>0.8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798">
                <text:p>0.798</text:p>
              </table:table-cell>
              <table:table-cell office:value-type="float" office:value="0.8062">
                <text:p>0.8062</text:p>
              </table:table-cell>
              <table:table-cell office:value-type="float" office:value="0.798">
                <text:p>0.798</text:p>
              </table:table-cell>
              <table:table-cell office:value-type="float" office:value="0.798">
                <text:p>0.798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7788">
                <text:p>0.7788</text:p>
              </table:table-cell>
              <table:table-cell office:value-type="float" office:value="0.7871">
                <text:p>0.7871</text:p>
              </table:table-cell>
              <table:table-cell office:value-type="float" office:value="0.7788">
                <text:p>0.7788</text:p>
              </table:table-cell>
              <table:table-cell office:value-type="float" office:value="0.7788">
                <text:p>0.7788</text:p>
              </table:table-cell>
              <table:table-cell office:value-type="float" office:value="0.7788">
                <text:p>0.7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7591">
                <text:p>0.7591</text:p>
              </table:table-cell>
              <table:table-cell office:value-type="float" office:value="0.7674">
                <text:p>0.7674</text:p>
              </table:table-cell>
              <table:table-cell office:value-type="float" office:value="0.7591">
                <text:p>0.7591</text:p>
              </table:table-cell>
              <table:table-cell office:value-type="float" office:value="0.7591">
                <text:p>0.7591</text:p>
              </table:table-cell>
              <table:table-cell office:value-type="float" office:value="0.7591">
                <text:p>0.7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739">
                <text:p>0.739</text:p>
              </table:table-cell>
              <table:table-cell office:value-type="float" office:value="0.7472">
                <text:p>0.7472</text:p>
              </table:table-cell>
              <table:table-cell office:value-type="float" office:value="0.739">
                <text:p>0.739</text:p>
              </table:table-cell>
              <table:table-cell office:value-type="float" office:value="0.739">
                <text:p>0.739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7185">
                <text:p>0.7185</text:p>
              </table:table-cell>
              <table:table-cell office:value-type="float" office:value="0.7267">
                <text:p>0.7267</text:p>
              </table:table-cell>
              <table:table-cell office:value-type="float" office:value="0.7185">
                <text:p>0.7185</text:p>
              </table:table-cell>
              <table:table-cell office:value-type="float" office:value="0.7185">
                <text:p>0.7185</text:p>
              </table:table-cell>
              <table:table-cell office:value-type="float" office:value="0.7185">
                <text:p>0.7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6977">
                <text:p>0.6977</text:p>
              </table:table-cell>
              <table:table-cell office:value-type="float" office:value="0.7058">
                <text:p>0.7058</text:p>
              </table:table-cell>
              <table:table-cell office:value-type="float" office:value="0.6977">
                <text:p>0.6977</text:p>
              </table:table-cell>
              <table:table-cell office:value-type="float" office:value="0.6977">
                <text:p>0.6977</text:p>
              </table:table-cell>
              <table:table-cell office:value-type="float" office:value="0.6977">
                <text:p>0.69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6766">
                <text:p>0.6766</text:p>
              </table:table-cell>
              <table:table-cell office:value-type="float" office:value="0.6846">
                <text:p>0.6846</text:p>
              </table:table-cell>
              <table:table-cell office:value-type="float" office:value="0.6767">
                <text:p>0.6767</text:p>
              </table:table-cell>
              <table:table-cell office:value-type="float" office:value="0.6766">
                <text:p>0.6766</text:p>
              </table:table-cell>
              <table:table-cell office:value-type="float" office:value="0.6766">
                <text:p>0.6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6554">
                <text:p>0.6554</text:p>
              </table:table-cell>
              <table:table-cell office:value-type="float" office:value="0.6632">
                <text:p>0.6632</text:p>
              </table:table-cell>
              <table:table-cell office:value-type="float" office:value="0.6554">
                <text:p>0.6554</text:p>
              </table:table-cell>
              <table:table-cell office:value-type="float" office:value="0.6554">
                <text:p>0.6554</text:p>
              </table:table-cell>
              <table:table-cell office:value-type="float" office:value="0.6554">
                <text:p>0.6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6341">
                <text:p>0.6341</text:p>
              </table:table-cell>
              <table:table-cell office:value-type="float" office:value="0.6417">
                <text:p>0.6417</text:p>
              </table:table-cell>
              <table:table-cell office:value-type="float" office:value="0.6341">
                <text:p>0.6341</text:p>
              </table:table-cell>
              <table:table-cell office:value-type="float" office:value="0.6341">
                <text:p>0.6341</text:p>
              </table:table-cell>
              <table:table-cell office:value-type="float" office:value="0.6341">
                <text:p>0.6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6126">
                <text:p>0.6126</text:p>
              </table:table-cell>
              <table:table-cell office:value-type="float" office:value="0.62">
                <text:p>0.62</text:p>
              </table:table-cell>
              <table:table-cell office:value-type="float" office:value="0.6127">
                <text:p>0.6127</text:p>
              </table:table-cell>
              <table:table-cell office:value-type="float" office:value="0.6126">
                <text:p>0.6126</text:p>
              </table:table-cell>
              <table:table-cell office:value-type="float" office:value="0.6126">
                <text:p>0.6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5912">
                <text:p>0.5912</text:p>
              </table:table-cell>
              <table:table-cell office:value-type="float" office:value="0.5983">
                <text:p>0.5983</text:p>
              </table:table-cell>
              <table:table-cell office:value-type="float" office:value="0.5912">
                <text:p>0.5912</text:p>
              </table:table-cell>
              <table:table-cell office:value-type="float" office:value="0.5912">
                <text:p>0.5912</text:p>
              </table:table-cell>
              <table:table-cell office:value-type="float" office:value="0.5912">
                <text:p>0.5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5698">
                <text:p>0.5698</text:p>
              </table:table-cell>
              <table:table-cell office:value-type="float" office:value="0.5766">
                <text:p>0.5766</text:p>
              </table:table-cell>
              <table:table-cell office:value-type="float" office:value="0.5698">
                <text:p>0.5698</text:p>
              </table:table-cell>
              <table:table-cell office:value-type="float" office:value="0.5698">
                <text:p>0.5698</text:p>
              </table:table-cell>
              <table:table-cell office:value-type="float" office:value="0.5698">
                <text:p>0.56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5485">
                <text:p>0.5485</text:p>
              </table:table-cell>
              <table:table-cell office:value-type="float" office:value="0.555">
                <text:p>0.555</text:p>
              </table:table-cell>
              <table:table-cell office:value-type="float" office:value="0.5485">
                <text:p>0.5485</text:p>
              </table:table-cell>
              <table:table-cell office:value-type="float" office:value="0.5485">
                <text:p>0.5485</text:p>
              </table:table-cell>
              <table:table-cell office:value-type="float" office:value="0.5485">
                <text:p>0.5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.5273">
                <text:p>0.5273</text:p>
              </table:table-cell>
              <table:table-cell office:value-type="float" office:value="0.5335">
                <text:p>0.5335</text:p>
              </table:table-cell>
              <table:table-cell office:value-type="float" office:value="0.5273">
                <text:p>0.5273</text:p>
              </table:table-cell>
              <table:table-cell office:value-type="float" office:value="0.5273">
                <text:p>0.5273</text:p>
              </table:table-cell>
              <table:table-cell office:value-type="float" office:value="0.5273">
                <text:p>0.52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.5063">
                <text:p>0.5063</text:p>
              </table:table-cell>
              <table:table-cell office:value-type="float" office:value="0.5122">
                <text:p>0.5122</text:p>
              </table:table-cell>
              <table:table-cell office:value-type="float" office:value="0.5063">
                <text:p>0.5063</text:p>
              </table:table-cell>
              <table:table-cell office:value-type="float" office:value="0.5063">
                <text:p>0.5063</text:p>
              </table:table-cell>
              <table:table-cell office:value-type="float" office:value="0.5063">
                <text:p>0.5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.4855">
                <text:p>0.4855</text:p>
              </table:table-cell>
              <table:table-cell office:value-type="float" office:value="0.491">
                <text:p>0.491</text:p>
              </table:table-cell>
              <table:table-cell office:value-type="float" office:value="0.4856">
                <text:p>0.4856</text:p>
              </table:table-cell>
              <table:table-cell office:value-type="float" office:value="0.4855">
                <text:p>0.4855</text:p>
              </table:table-cell>
              <table:table-cell office:value-type="float" office:value="0.4855">
                <text:p>0.48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.465">
                <text:p>0.465</text:p>
              </table:table-cell>
              <table:table-cell office:value-type="float" office:value="0.4702">
                <text:p>0.4702</text:p>
              </table:table-cell>
              <table:table-cell office:value-type="float" office:value="0.4651">
                <text:p>0.4651</text:p>
              </table:table-cell>
              <table:table-cell office:value-type="float" office:value="0.465">
                <text:p>0.465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.4449">
                <text:p>0.4449</text:p>
              </table:table-cell>
              <table:table-cell office:value-type="float" office:value="0.4496">
                <text:p>0.4496</text:p>
              </table:table-cell>
              <table:table-cell office:value-type="float" office:value="0.4449">
                <text:p>0.4449</text:p>
              </table:table-cell>
              <table:table-cell office:value-type="float" office:value="0.4449">
                <text:p>0.4449</text:p>
              </table:table-cell>
              <table:table-cell office:value-type="float" office:value="0.4449">
                <text:p>0.4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.425">
                <text:p>0.425</text:p>
              </table:table-cell>
              <table:table-cell office:value-type="float" office:value="0.4294">
                <text:p>0.4294</text:p>
              </table:table-cell>
              <table:table-cell office:value-type="float" office:value="0.4251">
                <text:p>0.4251</text:p>
              </table:table-cell>
              <table:table-cell office:value-type="float" office:value="0.425">
                <text:p>0.425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4056">
                <text:p>0.4056</text:p>
              </table:table-cell>
              <table:table-cell office:value-type="float" office:value="0.4095">
                <text:p>0.4095</text:p>
              </table:table-cell>
              <table:table-cell office:value-type="float" office:value="0.4056">
                <text:p>0.4056</text:p>
              </table:table-cell>
              <table:table-cell office:value-type="float" office:value="0.4056">
                <text:p>0.4056</text:p>
              </table:table-cell>
              <table:table-cell office:value-type="float" office:value="0.4056">
                <text:p>0.40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3865">
                <text:p>0.3865</text:p>
              </table:table-cell>
              <table:table-cell office:value-type="float" office:value="0.3901">
                <text:p>0.3901</text:p>
              </table:table-cell>
              <table:table-cell office:value-type="float" office:value="0.3866">
                <text:p>0.3866</text:p>
              </table:table-cell>
              <table:table-cell office:value-type="float" office:value="0.3865">
                <text:p>0.3865</text:p>
              </table:table-cell>
              <table:table-cell office:value-type="float" office:value="0.3865">
                <text:p>0.38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3679">
                <text:p>0.3679</text:p>
              </table:table-cell>
              <table:table-cell office:value-type="float" office:value="0.371">
                <text:p>0.371</text:p>
              </table:table-cell>
              <table:table-cell office:value-type="float" office:value="0.368">
                <text:p>0.368</text:p>
              </table:table-cell>
              <table:table-cell office:value-type="float" office:value="0.3679">
                <text:p>0.3679</text:p>
              </table:table-cell>
              <table:table-cell office:value-type="float" office:value="0.3679">
                <text:p>0.36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.3497">
                <text:p>0.3497</text:p>
              </table:table-cell>
              <table:table-cell office:value-type="float" office:value="0.3525">
                <text:p>0.3525</text:p>
              </table:table-cell>
              <table:table-cell office:value-type="float" office:value="0.3498">
                <text:p>0.3498</text:p>
              </table:table-cell>
              <table:table-cell office:value-type="float" office:value="0.3497">
                <text:p>0.3497</text:p>
              </table:table-cell>
              <table:table-cell office:value-type="float" office:value="0.3497">
                <text:p>0.3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.332">
                <text:p>0.332</text:p>
              </table:table-cell>
              <table:table-cell office:value-type="float" office:value="0.3344">
                <text:p>0.3344</text:p>
              </table:table-cell>
              <table:table-cell office:value-type="float" office:value="0.3321">
                <text:p>0.3321</text:p>
              </table:table-cell>
              <table:table-cell office:value-type="float" office:value="0.332">
                <text:p>0.332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.3149">
                <text:p>0.3149</text:p>
              </table:table-cell>
              <table:table-cell office:value-type="float" office:value="0.3169">
                <text:p>0.3169</text:p>
              </table:table-cell>
              <table:table-cell office:value-type="float" office:value="0.3149">
                <text:p>0.3149</text:p>
              </table:table-cell>
              <table:table-cell office:value-type="float" office:value="0.3149">
                <text:p>0.3149</text:p>
              </table:table-cell>
              <table:table-cell office:value-type="float" office:value="0.3149">
                <text:p>0.3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.2982">
                <text:p>0.2982</text:p>
              </table:table-cell>
              <table:table-cell office:value-type="float" office:value="0.2998">
                <text:p>0.2998</text:p>
              </table:table-cell>
              <table:table-cell office:value-type="float" office:value="0.2983">
                <text:p>0.2983</text:p>
              </table:table-cell>
              <table:table-cell office:value-type="float" office:value="0.2982">
                <text:p>0.2982</text:p>
              </table:table-cell>
              <table:table-cell office:value-type="float" office:value="0.2982">
                <text:p>0.29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.2821">
                <text:p>0.2821</text:p>
              </table:table-cell>
              <table:table-cell office:value-type="float" office:value="0.2833">
                <text:p>0.2833</text:p>
              </table:table-cell>
              <table:table-cell office:value-type="float" office:value="0.2822">
                <text:p>0.2822</text:p>
              </table:table-cell>
              <table:table-cell office:value-type="float" office:value="0.2821">
                <text:p>0.2821</text:p>
              </table:table-cell>
              <table:table-cell office:value-type="float" office:value="0.2821">
                <text:p>0.28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.2665">
                <text:p>0.2665</text:p>
              </table:table-cell>
              <table:table-cell office:value-type="float" office:value="0.2674">
                <text:p>0.2674</text:p>
              </table:table-cell>
              <table:table-cell office:value-type="float" office:value="0.2666">
                <text:p>0.2666</text:p>
              </table:table-cell>
              <table:table-cell office:value-type="float" office:value="0.2665">
                <text:p>0.2665</text:p>
              </table:table-cell>
              <table:table-cell office:value-type="float" office:value="0.2665">
                <text:p>0.26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.2514">
                <text:p>0.2514</text:p>
              </table:table-cell>
              <table:table-cell office:value-type="float" office:value="0.252">
                <text:p>0.252</text:p>
              </table:table-cell>
              <table:table-cell office:value-type="float" office:value="0.2515">
                <text:p>0.2515</text:p>
              </table:table-cell>
              <table:table-cell office:value-type="float" office:value="0.2514">
                <text:p>0.2514</text:p>
              </table:table-cell>
              <table:table-cell office:value-type="float" office:value="0.2514">
                <text:p>0.25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.2369">
                <text:p>0.2369</text:p>
              </table:table-cell>
              <table:table-cell office:value-type="float" office:value="0.2372">
                <text:p>0.2372</text:p>
              </table:table-cell>
              <table:table-cell office:value-type="float" office:value="0.237">
                <text:p>0.237</text:p>
              </table:table-cell>
              <table:table-cell office:value-type="float" office:value="0.2369">
                <text:p>0.2369</text:p>
              </table:table-cell>
              <table:table-cell office:value-type="float" office:value="0.2369">
                <text:p>0.23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.223">
                <text:p>0.223</text:p>
              </table:table-cell>
              <table:table-cell office:value-type="float" office:value="0.223">
                <text:p>0.223</text:p>
              </table:table-cell>
              <table:table-cell office:value-type="float" office:value="0.2231">
                <text:p>0.2231</text:p>
              </table:table-cell>
              <table:table-cell office:value-type="float" office:value="0.223">
                <text:p>0.223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.2096">
                <text:p>0.2096</text:p>
              </table:table-cell>
              <table:table-cell office:value-type="float" office:value="0.2093">
                <text:p>0.2093</text:p>
              </table:table-cell>
              <table:table-cell office:value-type="float" office:value="0.2097">
                <text:p>0.2097</text:p>
              </table:table-cell>
              <table:table-cell office:value-type="float" office:value="0.2096">
                <text:p>0.2096</text:p>
              </table:table-cell>
              <table:table-cell office:value-type="float" office:value="0.2096">
                <text:p>0.20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.1968">
                <text:p>0.1968</text:p>
              </table:table-cell>
              <table:table-cell office:value-type="float" office:value="0.1962">
                <text:p>0.1962</text:p>
              </table:table-cell>
              <table:table-cell office:value-type="float" office:value="0.1969">
                <text:p>0.1969</text:p>
              </table:table-cell>
              <table:table-cell office:value-type="float" office:value="0.1968">
                <text:p>0.1968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.1845">
                <text:p>0.1845</text:p>
              </table:table-cell>
              <table:table-cell office:value-type="float" office:value="0.1837">
                <text:p>0.1837</text:p>
              </table:table-cell>
              <table:table-cell office:value-type="float" office:value="0.1846">
                <text:p>0.1846</text:p>
              </table:table-cell>
              <table:table-cell office:value-type="float" office:value="0.1845">
                <text:p>0.1845</text:p>
              </table:table-cell>
              <table:table-cell office:value-type="float" office:value="0.1845">
                <text:p>0.18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.1728">
                <text:p>0.1728</text:p>
              </table:table-cell>
              <table:table-cell office:value-type="float" office:value="0.1718">
                <text:p>0.1718</text:p>
              </table:table-cell>
              <table:table-cell office:value-type="float" office:value="0.1729">
                <text:p>0.1729</text:p>
              </table:table-cell>
              <table:table-cell office:value-type="float" office:value="0.1728">
                <text:p>0.1728</text:p>
              </table:table-cell>
              <table:table-cell office:value-type="float" office:value="0.1728">
                <text:p>0.17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.1616">
                <text:p>0.1616</text:p>
              </table:table-cell>
              <table:table-cell office:value-type="float" office:value="0.1604">
                <text:p>0.1604</text:p>
              </table:table-cell>
              <table:table-cell office:value-type="float" office:value="0.1617">
                <text:p>0.1617</text:p>
              </table:table-cell>
              <table:table-cell office:value-type="float" office:value="0.1616">
                <text:p>0.1616</text:p>
              </table:table-cell>
              <table:table-cell office:value-type="float" office:value="0.1616">
                <text:p>0.16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.151">
                <text:p>0.151</text:p>
              </table:table-cell>
              <table:table-cell office:value-type="float" office:value="0.1496">
                <text:p>0.1496</text:p>
              </table:table-cell>
              <table:table-cell office:value-type="float" office:value="0.1511">
                <text:p>0.1511</text:p>
              </table:table-cell>
              <table:table-cell office:value-type="float" office:value="0.151">
                <text:p>0.151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.1409">
                <text:p>0.1409</text:p>
              </table:table-cell>
              <table:table-cell office:value-type="float" office:value="0.1393">
                <text:p>0.1393</text:p>
              </table:table-cell>
              <table:table-cell office:value-type="float" office:value="0.141">
                <text:p>0.141</text:p>
              </table:table-cell>
              <table:table-cell office:value-type="float" office:value="0.1409">
                <text:p>0.1409</text:p>
              </table:table-cell>
              <table:table-cell office:value-type="float" office:value="0.1409">
                <text:p>0.14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.1313">
                <text:p>0.1313</text:p>
              </table:table-cell>
              <table:table-cell office:value-type="float" office:value="0.1295">
                <text:p>0.1295</text:p>
              </table:table-cell>
              <table:table-cell office:value-type="float" office:value="0.1314">
                <text:p>0.1314</text:p>
              </table:table-cell>
              <table:table-cell office:value-type="float" office:value="0.1313">
                <text:p>0.1313</text:p>
              </table:table-cell>
              <table:table-cell office:value-type="float" office:value="0.1313">
                <text:p>0.13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.1222">
                <text:p>0.1222</text:p>
              </table:table-cell>
              <table:table-cell office:value-type="float" office:value="0.1203">
                <text:p>0.1203</text:p>
              </table:table-cell>
              <table:table-cell office:value-type="float" office:value="0.1223">
                <text:p>0.1223</text:p>
              </table:table-cell>
              <table:table-cell office:value-type="float" office:value="0.1222">
                <text:p>0.1222</text:p>
              </table:table-cell>
              <table:table-cell office:value-type="float" office:value="0.1222">
                <text:p>0.1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.1135">
                <text:p>0.1135</text:p>
              </table:table-cell>
              <table:table-cell office:value-type="float" office:value="0.1116">
                <text:p>0.1116</text:p>
              </table:table-cell>
              <table:table-cell office:value-type="float" office:value="0.1137">
                <text:p>0.1137</text:p>
              </table:table-cell>
              <table:table-cell office:value-type="float" office:value="0.1135">
                <text:p>0.1135</text:p>
              </table:table-cell>
              <table:table-cell office:value-type="float" office:value="0.1135">
                <text:p>0.11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1054">
                <text:p>0.1054</text:p>
              </table:table-cell>
              <table:table-cell office:value-type="float" office:value="0.1034">
                <text:p>0.1034</text:p>
              </table:table-cell>
              <table:table-cell office:value-type="float" office:value="0.1055">
                <text:p>0.1055</text:p>
              </table:table-cell>
              <table:table-cell office:value-type="float" office:value="0.1054">
                <text:p>0.1054</text:p>
              </table:table-cell>
              <table:table-cell office:value-type="float" office:value="0.1054">
                <text:p>0.1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